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6.014cm" table:align="center" style:writing-mode="lr-tb"/>
    </style:style>
    <style:style style:name="Tabla1.A" style:family="table-column">
      <style:table-column-properties style:column-width="3.845cm"/>
    </style:style>
    <style:style style:name="Tabla1.B" style:family="table-column">
      <style:table-column-properties style:column-width="3.205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7cm"/>
    </style:style>
    <style:style style:name="Tabla1.F" style:family="table-column">
      <style:table-column-properties style:column-width="0.93cm"/>
    </style:style>
    <style:style style:name="Tabla1.G" style:family="table-column">
      <style:table-column-properties style:column-width="0.25cm"/>
    </style:style>
    <style:style style:name="Tabla1.H" style:family="table-column">
      <style:table-column-properties style:column-width="0.57cm"/>
    </style:style>
    <style:style style:name="Tabla1.I" style:family="table-column">
      <style:table-column-properties style:column-width="4.431cm"/>
    </style:style>
    <style:style style:name="Tabla1.J" style:family="table-column">
      <style:table-column-properties style:column-width="1.778cm"/>
    </style:style>
    <style:style style:name="Tabla1.K" style:family="table-column">
      <style:table-column-properties style:column-width="3.993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K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style:snap-to-layout-grid="false"/>
    </style:style>
    <style:style style:name="P7" style:family="paragraph" style:parent-style-name="Standard">
      <style:paragraph-properties fo:line-height="100%"/>
      <style:text-properties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9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7" style:family="paragraph" style:parent-styl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002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7" style:family="paragraph" style:parent-style-name="Standard">
      <style:paragraph-properties fo:margin-left="0.002cm" fo:margin-right="0cm" fo:line-height="100%" fo:text-indent="0cm" style:auto-text-indent="false"/>
    </style:style>
    <style:style style:name="P28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</style:style>
    <style:style style:name="P29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2.524cm" fo:margin-right="0cm" fo:line-height="100%" fo:text-indent="0.076cm" style:auto-text-indent="false"/>
    </style:style>
    <style:style style:name="P31" style:family="paragraph" style:parent-style-name="Standard">
      <style:paragraph-properties fo:margin-left="0.686cm" fo:margin-right="0cm" fo:line-height="100%" fo:text-indent="0cm" style:auto-text-indent="false"/>
    </style:style>
    <style:style style:name="P32" style:family="paragraph" style:parent-style-name="Standard">
      <style:paragraph-properties fo:margin-left="0.811cm" fo:margin-right="0cm" fo:line-height="96%" fo:text-indent="-0.75cm" style:auto-text-indent="false"/>
    </style:style>
    <style:style style:name="P33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4" style:family="paragraph" style:parent-style-name="Standard">
      <style:paragraph-properties fo:margin-left="0.002cm" fo:margin-right="3.244cm" fo:text-indent="0cm" style:auto-text-indent="false"/>
    </style:style>
    <style:style style:name="P35" style:family="paragraph" style:parent-style-name="Standard">
      <style:paragraph-properties fo:margin-left="0.811cm" fo:margin-right="0cm" fo:line-height="100%" fo:text-indent="-0.81cm" style:auto-text-indent="false"/>
    </style:style>
    <style:style style:name="P36" style:family="paragraph" style:parent-style-name="Standard">
      <style:paragraph-properties fo:margin-left="0.436cm" fo:margin-right="0cm" fo:text-indent="0cm" style:auto-text-indent="false"/>
    </style:style>
    <style:style style:name="P37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8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40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1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2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3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4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5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weight-asian="bold" style:font-name-complex="Arial"/>
    </style:style>
    <style:style style:name="P46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7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8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9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50" style:family="paragraph" style:parent-style-name="Standard">
      <style:paragraph-properties fo:margin-left="0.182cm" fo:margin-right="0cm" fo:line-height="100%" fo:text-indent="0cm" style:auto-text-indent="false"/>
    </style:style>
    <style:style style:name="P51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2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3" style:family="paragraph" style:parent-style-name="Standard">
      <style:paragraph-properties fo:margin-left="0.051cm" fo:margin-right="0cm" fo:line-height="100%" fo:text-indent="0cm" style:auto-text-indent="false"/>
    </style:style>
    <style:style style:name="P54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5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6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7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8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6" style:family="text">
      <style:text-properties style:font-name="Arial" fo:font-size="10pt" style:font-name-asian="Arial" style:font-size-asian="10pt" style:font-name-complex="Arial"/>
    </style:style>
    <style:style style:name="T7" style:family="text">
      <style:text-properties style:font-name="Arial" fo:font-weight="bold" style:font-name-asian="Arial" style:font-weight-asian="bold" style:font-name-complex="Arial"/>
    </style:style>
    <style:style style:name="T8" style:family="text">
      <style:text-properties style:font-name="Arial" fo:font-size="9pt" style:font-name-asian="Arial" style:font-size-asian="9pt" style:font-name-complex="Arial"/>
    </style:style>
    <style:style style:name="T9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style:letter-kerning="false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7">SECRETARÍA DE LA DEFENSA NACIONAL.</text:p>
      <text:p text:style-name="P7"><text:s/><text:bookmark text:name="_GoBack"/></text:p>
      <text:list xml:id="list823115595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row table:style-name="Tabla1.1">
          <table:table-cell table:style-name="Tabla1.A1" table:number-columns-spanned="11" office:value-type="string">
            <text:p text:style-name="P3"><text:span text:style-name="T2">SECUENCIA DIDÁCTICA No. 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6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6" office:value-type="string">
            <text:p text:style-name="P12">I. TEORIA DE PROBABILI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I4" table:number-columns-spanned="3" office:value-type="string">
            <text:p text:style-name="P10"><text:s/></text:p>
            <text:p text:style-name="P5"><text:span text:style-name="T3">1.3 DESCRIBE POR ESCRITO LAS DOS FORMAS (UNION E INTERSECCION DE EVENTOS) EN QUE SE PUEDEN COMBINAR VARIOS EVENTOS PARA DAR LUGAR A UN EVENTO COMPUESTO, SIN ERROR DE CONCEPTO DE LAS OPERACIONES.</text:span></text:p>
            <text:p text:style-name="P24"><text:s/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8" office:value-type="string">
            <text:p text:style-name="P14"><text:s/></text:p>
            <text:p text:style-name="P1"><text:span text:style-name="T5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9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8" office:value-type="string">
            <text:p text:style-name="P2"><text:span text:style-name="T5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6" table:number-columns-spanned="3" office:value-type="string">
            <text:p text:style-name="P3"><text:span text:style-name="T5">Campo Militar No. 1-K, Lomas de San Isidro, México, <text:s/>Miércoles 10 de marzo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8" office:value-type="string">
            <text:p text:style-name="P30"><text:span text:style-name="T5">(J) Situación problema: (conflicto cognitivo</text:span><text:span text:style-name="T7">)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0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8" office:value-type="string">
            <text:p text:style-name="P9">¿Qué debe entenderse por probabilidad?</text:p>
            <text:p text:style-name="P9">¿Cuál fue el origen del estudio de la probabilidad?</text:p>
            <text:p text:style-name="P9">¿Qué debe entenderse por espacio muestra?</text:p>
            <text:p text:style-name="P9">¿Qué debe entenderse por eventos o conjuntos medibles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8" table:number-columns-spanned="3" office:value-type="string">
            <text:p text:style-name="P28"><text:span text:style-name="T3">EXPLICA LA NECESIDAD DEL ESTUDIO Y APLICACIÓN DE LA TEORIA DE LA PROBABILIDAD</text:span><text:span text:style-name="T5">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1" office:value-type="string">
            <text:p text:style-name="P10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31"><text:span text:style-name="T5">(L) Metodología a desarrollar:</text:span><text:span text:style-name="T8"> </text:span></text:p>
          </table:table-cell>
          <table:table-cell table:style-name="Tabla1.A3" table:number-columns-spanned="3" office:value-type="string">
            <text:p text:style-name="P32"><text:span text:style-name="T5">(M) Actividades del Mediador: </text:span></text:p>
            <text:p text:style-name="P26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3">(N) Actividades del estudiante: </text:p>
            <text:p text:style-name="P26"><text:s/></text:p>
          </table:table-cell>
          <table:covered-table-cell/>
          <table:table-cell table:style-name="Tabla1.A3" table:number-columns-spanned="4" office:value-type="string">
            <text:p text:style-name="P25">(O) Recursos: </text:p>
            <text:p text:style-name="P34"><text:span text:style-name="T9"><text:s/></text:span><text:s/></text:p>
          </table:table-cell>
          <table:covered-table-cell/>
          <table:covered-table-cell/>
          <table:covered-table-cell/>
          <table:table-cell table:style-name="Tabla1.A1" office:value-type="string">
            <text:p text:style-name="P35"><text:span text:style-name="T5">(P) Indicadores de desempeño:</text:span><text:span text:style-name="T10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9"><text:s/></text:p>
            <text:p text:style-name="P38">Método Expositivo.</text:p>
            <text:p text:style-name="P38"/>
            <text:p text:style-name="P36"><text:span text:style-name="T1">Técnica de Explicación Oral.</text:span></text:p>
            <text:p text:style-name="P37"/>
            <text:p text:style-name="P36"><text:span text:style-name="T1">Toma de decisiones <text:s/></text:span><text:soft-page-break/><text:span text:style-name="T1">basada en modelos como simplificación de la realidad.</text:span></text:p>
          </table:table-cell>
          <table:table-cell table:style-name="Tabla1.B13" table:number-rows-spanned="3" table:number-columns-spanned="3" office:value-type="string">
            <text:list xml:id="list202012494" text:style-name="WW8Num7">
              <text:list-item>
                <text:p text:style-name="P40">Se menciona el propósito del tema.</text:p>
              </text:list-item>
              <text:list-item>
                <text:p text:style-name="P39"><text:span text:style-name="T9">Se realizan las preguntas del Conflicto Cognitivo. </text:span></text:p>
              </text:list-item>
              <text:list-item>
                <text:p text:style-name="P41">Se dan las instrucciones pertinentes sobre las estrategias de trabajo.</text:p>
              </text:list-item>
              <text:list-item>
                <text:p text:style-name="P41">Se da realimentación sobre el trabajo realizado, al personal discente</text:p>
              </text:list-item>
            </text:list>
            <text:p text:style-name="P42"><text:soft-page-break/></text:p>
          </table:table-cell>
          <table:covered-table-cell/>
          <table:covered-table-cell/>
          <table:table-cell table:style-name="Tabla1.E13" table:number-rows-spanned="3" table:number-columns-spanned="2" office:value-type="string">
            <text:p text:style-name="P27"><text:span text:style-name="T5">Utiliza ejemplos de espacios muestra para la descripción de fenómenos aleatorios en términos de eventos y combinaciones de eventos, para calcular medidas o probabilidades de eventos.</text:span></text:p>
          </table:table-cell>
          <table:covered-table-cell/>
          <table:table-cell table:style-name="Tabla1.G11" table:number-columns-spanned="4" office:value-type="string">
            <text:list xml:id="list2535637634" text:style-name="WW8Num5">
              <text:list-item>
                <text:p text:style-name="P43">Pintarrón</text:p>
              </text:list-item>
              <text:list-item>
                <text:p text:style-name="P43">Marcadores para pintarrón</text:p>
              </text:list-item>
              <text:list-item>
                <text:p text:style-name="P43">Videoproyector</text:p>
              </text:list-item>
              <text:list-item>
                <text:p text:style-name="P44"><text:span text:style-name="T1">Internet .</text:span></text:p>
              </text:list-item>
            </text:list>
          </table:table-cell>
          <table:covered-table-cell/>
          <table:covered-table-cell/>
          <table:covered-table-cell/>
          <table:table-cell table:style-name="Tabla1.K13" table:number-rows-spanned="3" office:value-type="string">
            <text:list xml:id="list4623604261147" text:continue-numbering="true" text:style-name="WW8Num5">
              <text:list-item>
                <text:p text:style-name="P46">Capacidad de abstracción.</text:p>
              </text:list-item>
              <text:list-item>
                <text:p text:style-name="P46">Capacidad de análisis.</text:p>
              </text:list-item>
              <text:list-item>
                <text:p text:style-name="P45">Creatividad.</text:p>
              </text:list-item>
              <text:list-item>
                <text:p text:style-name="P45">Trabajo colaborativo.</text:p>
              </text:list-item>
              <text:list-item>
                <text:p text:style-name="P45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3" table:number-columns-spanned="4" office:value-type="string">
            <text:p text:style-name="P47">(Q) Tiempo: </text:p>
          </table:table-cell>
          <table:covered-table-cell/>
          <table:covered-table-cell/>
          <table:covered-table-cell/>
          <table:covered-table-cell/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4" office:value-type="string">
            <text:list xml:id="list2036625229" text:style-name="WW8Num3">
              <text:list-item>
                <text:p text:style-name="P48"><text:span text:style-name="T9">120 minutos en total.</text:span></text:p>
              </text:list-item>
              <text:list-item>
                <text:p text:style-name="P49">20 minutos de receso intercalados</text:p>
              </text:list-item>
              <text:list-item>
                <text:p text:style-name="P49">10 minutos de encuadre.</text:p>
              </text:list-item>
              <text:list-item>
                <text:p text:style-name="P49">10 minutos para explicar el desarrollo de la dinámica <text:soft-page-break/>de trabajo.</text:p>
              </text:list-item>
              <text:list-item>
                <text:p text:style-name="P48"><text:span text:style-name="T1">60 minutos para la modelación de fenómenos aleatorios</text:span><text:span text:style-name="T5">.</text:span><text:span text:style-name="T1"> </text:span></text:p>
              </text:list-item>
              <text:list-item>
                <text:p text:style-name="P49">20 minutos para el cierre y las conclusiones.</text:p>
              </text:list-item>
              <text:list-item>
                <text:p text:style-name="P49"/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1" office:value-type="string">
            <text:p text:style-name="P3"><text:span text:style-name="T7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1" office:value-type="string">
            <text:p text:style-name="P2"><text:span text:style-name="T7">¿Qué tan preciso le pareció a usted el aprendizaje adquirido?</text:span></text:p>
            <text:p text:style-name="P2"><text:span text:style-name="T7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1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50"><text:span text:style-name="T7">(S) Momentos de evaluación:</text:span><text:span text:style-name="T5"> </text:span></text:p>
          </table:table-cell>
          <table:covered-table-cell/>
          <table:covered-table-cell/>
          <table:table-cell table:style-name="Tabla1.A3" table:number-columns-spanned="4" office:value-type="string">
            <text:p text:style-name="P51">(T) Intencionalidad de la evaluación </text:p>
          </table:table-cell>
          <table:covered-table-cell/>
          <table:covered-table-cell/>
          <table:covered-table-cell/>
          <table:table-cell table:style-name="Tabla1.A3" table:number-columns-spanned="2" office:value-type="string">
            <text:p text:style-name="P52">(U) Instrumentos de evaluación </text:p>
          </table:table-cell>
          <table:covered-table-cell/>
          <table:table-cell table:style-name="Tabla1.A1" table:number-columns-spanned="2" office:value-type="string">
            <text:p text:style-name="P53"><text:span text:style-name="T7">(V)Producto final:</text:span><text:span text:style-name="T9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3"><text:span text:style-name="T7">( <text:s/>) </text:span></text:p>
          </table:table-cell>
          <table:table-cell table:style-name="Tabla1.D20" table:number-rows-spanned="3" table:number-columns-spanned="4" office:value-type="string">
            <text:p text:style-name="Standard"><text:span text:style-name="T7">Sistematizar e interpretar la información vertida por el personal discente, para dar la realimentación requerida,</text:span> </text:p>
          </table:table-cell>
          <table:covered-table-cell/>
          <table:covered-table-cell/>
          <table:covered-table-cell/>
          <table:table-cell table:style-name="Tabla1.H20" table:number-rows-spanned="3" table:number-columns-spanned="2" office:value-type="string">
            <text:list xml:id="list2959003896" text:style-name="WW8Num4">
              <text:list-item>
                <text:p text:style-name="P54"><text:span text:style-name="T5">Lista de cotejo o verificación.</text:span></text:p>
              </text:list-item>
              <text:list-item>
                <text:p text:style-name="P55">Preguntas metacognitivas.</text:p>
              </text:list-item>
            </text:list>
          </table:table-cell>
          <table:covered-table-cell/>
          <table:table-cell table:style-name="Tabla1.J20" table:number-rows-spanned="3" table:number-columns-spanned="2" office:value-type="string">
            <text:p text:style-name="P4"><text:span text:style-name="T5">Cálculo de probabilidades como medidas de eventos y de eventos combinados definidos a partir de espacios muestra de experimentos aleatorios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3"><text:span text:style-name="T7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13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0"><text:s/></text:p>
            <text:p text:style-name="P3"><text:span text:style-name="T5">(W)Elaboró: Mediador.</text:span></text:p>
            <text:p text:style-name="P3"><text:span text:style-name="T5">C. I.I. en E. </text:span></text:p>
            <text:p text:style-name="P3"/>
            <text:p text:style-name="P57">Lamberto Maza Casas</text:p>
            <text:p text:style-name="P56"><text:span text:style-name="T5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6" office:value-type="string">
            <text:p text:style-name="P10"><text:s/></text:p>
            <text:p text:style-name="P10"><text:s/>Vo. <text:s text:c="17"/>Bo. </text:p>
            <text:p text:style-name="P3"><text:span text:style-name="T5">EL Tte. Cor. I. I., Jefe Sec. Académica. </text:span></text:p>
            <text:p text:style-name="P3"/>
            <text:p text:style-name="P58"><text:span text:style-name="T5">Omar Luna Ramírez</text:span></text:p>
            <text:p text:style-name="P58"><text:span text:style-name="T5">(</text:span><text:span text:style-name="T4">C-822090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7:52:00</dc:date>
    <meta:print-date>2019-09-20T04:07:00</meta:print-date>
    <meta:editing-cycles>76</meta:editing-cycles>
    <meta:editing-duration>PT6H40M</meta:editing-duration>
    <meta:document-statistic meta:table-count="1" meta:image-count="0" meta:object-count="0" meta:page-count="2" meta:paragraph-count="90" meta:word-count="453" meta:character-count="3391" meta:non-whitespace-character-count="2520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